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2c5740" style:font-size-asian="14pt" style:font-size-complex="14pt"/>
    </style:style>
    <style:style style:name="P5" style:family="paragraph" style:parent-style-name="Standard">
      <style:text-properties fo:font-size="14pt" officeooo:rsid="002c5740" officeooo:paragraph-rsid="002c5740" style:font-size-asian="14pt" style:font-size-complex="14pt"/>
    </style:style>
    <style:style style:name="P6" style:family="paragraph" style:parent-style-name="Standard">
      <style:text-properties fo:font-size="14pt" officeooo:rsid="002d20bd" officeooo:paragraph-rsid="002d20bd" style:font-size-asian="14pt" style:font-size-complex="14pt"/>
    </style:style>
    <style:style style:name="P7" style:family="paragraph" style:parent-style-name="Standard">
      <style:text-properties fo:font-size="14pt" officeooo:rsid="002e160b" officeooo:paragraph-rsid="002e160b" style:font-size-asian="14pt" style:font-size-complex="14pt"/>
    </style:style>
    <style:style style:name="P8" style:family="paragraph" style:parent-style-name="Standard">
      <style:text-properties fo:font-size="14pt" officeooo:paragraph-rsid="002f7ad5" style:font-size-asian="14pt" style:font-size-complex="14pt"/>
    </style:style>
    <style:style style:name="P9" style:family="paragraph" style:parent-style-name="Standard">
      <style:text-properties fo:font-size="14pt" officeooo:paragraph-rsid="00324b76" style:font-size-asian="14pt" style:font-size-complex="14pt"/>
    </style:style>
    <style:style style:name="P10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paragraph-rsid="002c574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paragraph-rsid="002f7ad5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paragraph-rsid="00324b76" style:font-size-asian="20pt" style:font-weight-asian="bold" style:font-size-complex="20pt" style:font-weight-complex="bold"/>
    </style:style>
    <style:style style:name="P15" style:family="paragraph" style:parent-style-name="Standard">
      <style:text-properties style:text-position="0% 100%" style:font-name="Liberation Serif" fo:font-size="14pt" fo:font-style="normal" fo:font-weight="normal" officeooo:rsid="002e160b" officeooo:paragraph-rsid="002e160b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" fo:font-size="14pt" fo:font-style="normal" fo:font-weight="normal" officeooo:rsid="002e160b" officeooo:paragraph-rsid="002ebe6c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7" style:family="paragraph" style:parent-style-name="Standard">
      <style:text-properties style:text-position="0% 100%" style:font-name="Liberation Serif" fo:font-size="14pt" fo:font-style="normal" fo:font-weight="normal" officeooo:rsid="002e160b" officeooo:paragraph-rsid="002d20bd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8" style:family="paragraph" style:parent-style-name="Standard">
      <style:text-properties style:text-position="0% 100%" style:font-name="Liberation Serif" fo:font-size="14pt" fo:font-style="normal" fo:font-weight="normal" officeooo:rsid="002ebe6c" officeooo:paragraph-rsid="002ebe6c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19" style:family="paragraph" style:parent-style-name="Standard">
      <style:text-properties style:text-position="0% 100%" style:font-name="Liberation Serif" fo:font-size="14pt" fo:font-style="normal" fo:font-weight="normal" officeooo:rsid="002ebe6c" officeooo:paragraph-rsid="002f7ad5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0" style:family="paragraph" style:parent-style-name="Standard">
      <style:text-properties style:text-position="0% 100%" style:font-name="Liberation Serif" fo:font-size="14pt" fo:font-style="normal" fo:font-weight="normal" officeooo:rsid="002f7ad5" officeooo:paragraph-rsid="002f7ad5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1" style:family="paragraph" style:parent-style-name="Standard">
      <style:text-properties style:text-position="0% 100%" style:font-name="Liberation Serif" fo:font-size="14pt" fo:font-style="normal" fo:font-weight="normal" officeooo:rsid="002c5740" officeooo:paragraph-rsid="002c5740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4pt" fo:font-style="normal" fo:font-weight="normal" officeooo:rsid="002d20bd" officeooo:paragraph-rsid="002d20bd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3" style:family="paragraph" style:parent-style-name="Standard">
      <style:text-properties style:text-position="0% 100%" style:font-name="Liberation Serif" fo:font-size="14pt" fo:font-style="normal" fo:font-weight="normal" officeooo:rsid="0030a28d" officeooo:paragraph-rsid="0030a28d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4" style:family="paragraph" style:parent-style-name="Standard">
      <style:text-properties style:text-position="0% 100%" style:font-name="Liberation Serif" fo:font-size="14pt" fo:font-style="normal" fo:font-weight="normal" officeooo:rsid="00316a3c" officeooo:paragraph-rsid="00316a3c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25" style:family="paragraph" style:parent-style-name="Standard">
      <style:text-properties style:text-position="0% 100%" style:font-name="Liberation Serif" fo:font-size="14pt" fo:font-style="normal" fo:font-weight="normal" officeooo:rsid="0030a28d" officeooo:paragraph-rsid="0030a28d" style:font-name-asian="DejaVu Sans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P26" style:family="paragraph" style:parent-style-name="Standard">
      <style:text-properties style:text-position="0% 100%" style:font-name="Liberation Serif" fo:font-size="14pt" fo:font-style="normal" fo:font-weight="normal" officeooo:rsid="00316a3c" officeooo:paragraph-rsid="00316a3c" style:font-name-asian="DejaVu Sans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P27" style:family="paragraph" style:parent-style-name="Standard">
      <style:text-properties style:text-position="0% 100%" style:font-name="Liberation Serif" fo:font-size="14pt" fo:font-style="normal" fo:font-weight="bold" officeooo:rsid="002c5740" officeooo:paragraph-rsid="002c5740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P28" style:family="paragraph" style:parent-style-name="Standard">
      <style:text-properties style:text-position="0% 100%" style:font-name="Liberation Serif1" fo:font-size="14pt" fo:font-style="normal" fo:font-weight="normal" officeooo:rsid="002ebe6c" officeooo:paragraph-rsid="002ebe6c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29" style:family="paragraph" style:parent-style-name="Standard">
      <style:text-properties style:text-position="0% 100%" style:font-name="Liberation Serif1" fo:font-size="14pt" fo:font-style="normal" fo:font-weight="normal" officeooo:rsid="002ebe6c" officeooo:paragraph-rsid="002f7ad5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30" style:family="paragraph" style:parent-style-name="Standard">
      <style:text-properties style:text-position="0% 100%" style:font-name="Liberation Serif1" fo:font-size="14pt" fo:font-style="normal" fo:font-weight="normal" officeooo:rsid="002f7ad5" officeooo:paragraph-rsid="002f7ad5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31" style:family="paragraph" style:parent-style-name="Standard">
      <style:text-properties style:text-position="0% 100%" style:font-name="Liberation Serif" fo:font-size="14pt" fo:font-style="normal" fo:font-weight="normal" officeooo:rsid="00316a3c" officeooo:paragraph-rsid="00316a3c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32" style:family="paragraph" style:parent-style-name="Standard">
      <style:text-properties style:text-position="0% 100%" style:font-name="Liberation Serif" fo:font-size="14pt" fo:font-style="normal" fo:font-weight="normal" officeooo:rsid="00324b76" officeooo:paragraph-rsid="00324b76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33" style:family="paragraph" style:parent-style-name="Standard">
      <style:text-properties style:text-position="0% 100%" style:font-name="Liberation Serif" fo:font-size="14pt" fo:font-style="normal" fo:font-weight="normal" officeooo:rsid="00339e9a" officeooo:paragraph-rsid="00339e9a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P34" style:family="paragraph" style:parent-style-name="Standard">
      <style:text-properties style:text-position="0% 100%" style:font-name="Liberation Serif" fo:font-size="14pt" fo:font-style="normal" fo:font-weight="normal" officeooo:rsid="003411c0" officeooo:paragraph-rsid="003411c0" style:font-name-asian="DejaVu Sans" style:font-size-asian="12.25pt" style:font-style-asian="normal" style:font-weight-asian="normal" style:font-name-complex="Lohit Hindi" style:font-size-complex="14pt" style:font-style-complex="normal" style:font-weight-complex="normal"/>
    </style:style>
    <style:style style:name="T1" style:family="text">
      <style:text-properties style:text-position="0% 100%" style:font-name="Liberation Serif" fo:font-style="normal" fo:font-weight="normal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2" style:family="text">
      <style:text-properties style:text-position="0% 100%" style:font-name="Liberation Serif" fo:font-style="normal" fo:font-weight="normal" officeooo:rsid="0029e5c1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3" style:family="text">
      <style:text-properties style:text-position="0% 100%" style:font-name="Liberation Serif" fo:font-style="normal" fo:font-weight="normal" officeooo:rsid="002c5740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4" style:family="text">
      <style:text-properties style:text-position="0% 100%" style:font-name="Liberation Serif" fo:font-style="normal" fo:font-weight="normal" officeooo:rsid="002e160b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5" style:family="text">
      <style:text-properties style:text-position="0% 100%" style:font-name="Liberation Serif" fo:font-style="normal" fo:font-weight="bold" style:font-name-asian="DejaVu Sans" style:font-size-asian="12.25pt" style:font-style-asian="normal" style:font-weight-asian="bold" style:font-name-complex="Lohit Hindi" style:font-style-complex="normal" style:font-weight-complex="bold"/>
    </style:style>
    <style:style style:name="T6" style:family="text">
      <style:text-properties style:text-position="0% 100%" style:font-name="Liberation Serif" fo:font-style="italic" fo:font-weight="normal" style:font-name-asian="DejaVu Sans" style:font-size-asian="12.25pt" style:font-style-asian="italic" style:font-weight-asian="normal" style:font-name-complex="Lohit Hindi" style:font-style-complex="italic" style:font-weight-complex="normal"/>
    </style:style>
    <style:style style:name="T7" style:family="text">
      <style:text-properties style:text-position="0% 100%" style:font-name="Liberation Serif" fo:font-style="italic" fo:font-weight="normal" officeooo:rsid="002c5740" style:font-name-asian="DejaVu Sans" style:font-size-asian="12.25pt" style:font-style-asian="italic" style:font-weight-asian="normal" style:font-name-complex="Lohit Hindi" style:font-style-complex="italic" style:font-weight-complex="normal"/>
    </style:style>
    <style:style style:name="T8" style:family="text">
      <style:text-properties style:text-position="super 58%" style:font-name="Liberation Serif" fo:font-style="normal" fo:font-weight="normal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9" style:family="text">
      <style:text-properties style:text-position="super 58%" style:font-name="Liberation Serif" fo:font-style="normal" fo:font-weight="normal" officeooo:rsid="0029e5c1" style:font-name-asian="DejaVu Sans" style:font-size-asian="12.25pt" style:font-style-asian="normal" style:font-weight-asian="normal" style:font-name-complex="Lohit Hindi" style:font-style-complex="normal" style:font-weight-complex="normal"/>
    </style:style>
    <style:style style:name="T10" style:family="text">
      <style:text-properties style:text-position="super 58%" style:font-name="Liberation Serif1"/>
    </style:style>
    <style:style style:name="T11" style:family="text">
      <style:text-properties style:text-position="super 58%" style:font-name="Liberation Serif1" officeooo:rsid="002ebe6c" style:font-name-asian="Liberation Serif1" style:font-name-complex="Liberation Serif1"/>
    </style:style>
    <style:style style:name="T12" style:family="text">
      <style:text-properties style:text-position="super 58%" style:font-name="Liberation Serif1" officeooo:rsid="002f7ad5" style:font-name-asian="Liberation Serif1" style:font-name-complex="Liberation Serif1"/>
    </style:style>
    <style:style style:name="T13" style:family="text">
      <style:text-properties style:text-position="super 58%" style:font-size-asian="12.25pt"/>
    </style:style>
    <style:style style:name="T14" style:family="text">
      <style:text-properties officeooo:rsid="0029e5c1"/>
    </style:style>
    <style:style style:name="T15" style:family="text">
      <style:text-properties officeooo:rsid="002c5740"/>
    </style:style>
    <style:style style:name="T16" style:family="text">
      <style:text-properties fo:font-weight="bold" style:font-size-asian="12.25pt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ebe6c" style:font-style-asian="italic" style:font-style-complex="italic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style:font-name-asian="Liberation Serif1" style:font-name-complex="Liberation Serif1"/>
    </style:style>
    <style:style style:name="T21" style:family="text">
      <style:text-properties style:font-name="Liberation Serif1" officeooo:rsid="002e160b" style:font-name-asian="Liberation Serif1" style:font-name-complex="Liberation Serif1"/>
    </style:style>
    <style:style style:name="T22" style:family="text">
      <style:text-properties style:font-name="Liberation Serif1" officeooo:rsid="002ebe6c" style:font-name-asian="Liberation Serif1" style:font-name-complex="Liberation Serif1"/>
    </style:style>
    <style:style style:name="T23" style:family="text">
      <style:text-properties style:font-name="Liberation Serif1" officeooo:rsid="002f7ad5" style:font-name-asian="Liberation Serif1" style:font-name-complex="Liberation Serif1"/>
    </style:style>
    <style:style style:name="T24" style:family="text">
      <style:text-properties style:font-name="Liberation Serif1" style:font-name-asian="Liberation Serif1" style:font-size-asian="12.25pt" style:font-name-complex="Liberation Serif1"/>
    </style:style>
    <style:style style:name="T25" style:family="text">
      <style:text-properties style:font-name="Liberation Serif1" officeooo:rsid="002ebe6c"/>
    </style:style>
    <style:style style:name="T26" style:family="text">
      <style:text-properties style:font-name="Liberation Serif1" officeooo:rsid="002f7ad5"/>
    </style:style>
    <style:style style:name="T27" style:family="text">
      <style:text-properties officeooo:rsid="002ebe6c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ebe6c" style:font-weight-asian="bold" style:font-weight-complex="bold"/>
    </style:style>
    <style:style style:name="T30" style:family="text">
      <style:text-properties officeooo:rsid="002f7ad5"/>
    </style:style>
    <style:style style:name="T31" style:family="text">
      <style:text-properties style:font-size-asian="12.25pt"/>
    </style:style>
    <style:style style:name="T32" style:family="text">
      <style:text-properties officeooo:rsid="00321740" style:font-size-asian="12.25pt"/>
    </style:style>
    <style:style style:name="T33" style:family="text">
      <style:text-properties officeooo:rsid="0030a28d"/>
    </style:style>
    <style:style style:name="T34" style:family="text">
      <style:text-properties style:text-position="sub 58%" style:font-size-asian="12.25pt"/>
    </style:style>
    <style:style style:name="T35" style:family="text">
      <style:text-properties style:text-position="sub 58%" style:font-name="Liberation Serif1" style:font-name-asian="Liberation Serif1" style:font-size-asian="12.25pt" style:font-name-complex="Liberation Serif1"/>
    </style:style>
    <style:style style:name="T36" style:family="text">
      <style:text-properties officeooo:rsid="00324b76"/>
    </style:style>
    <style:style style:name="T37" style:family="text">
      <style:text-properties officeooo:rsid="003411c0"/>
    </style:style>
    <style:style style:name="T38" style:family="text">
      <style:text-properties officeooo:rsid="0034ed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2"><text:span text:style-name="T14">Linear Functions</text:span>.</text:p>
      <text:p text:style-name="P1">Richard Parker <text:span text:style-name="T15">5.10</text:span>.201<text:span text:style-name="T15">7</text:span></text:p>
      <text:p text:style-name="P10"/>
      <text:p text:style-name="P11">Section 1 – Introduction</text:p>
      <text:p text:style-name="P3"/>
      <text:p text:style-name="P4">Th<text:span text:style-name="T2">is is </text:span><text:span text:style-name="T3">the documentation of the "linear forms" module linf. <text:s/>Its main use is to perform Albrecht-style expansion and liner forms to multiply matrices over an extension field. <text:s/>Not all extensions are currently implemented. <text:s/></text:span><text:span text:style-name="T7">At present, all quadratic extensions of the ground field, along with q=8 and q=16 are implemented.</text:span></text:p>
      <text:p text:style-name="P21"/>
      <text:p text:style-name="P21">It has only three functions, namely . . .</text:p>
      <text:p text:style-name="P21"/>
      <text:p text:style-name="P5"><text:span text:style-name="T5">void linftab(FIELD * f) </text:span><text:span text:style-name="T1">to check whether linear forms are available for this field. <text:s/>It sets f-&gt;linfscheme to 0 if they are not, and to 1 if they are available. <text:s/>If the field is a ground field, linfscheme is set to 0.</text:span></text:p>
      <text:p text:style-name="P21"/>
      <text:p text:style-name="P27">void LLMul(const FIELD *f,const Dfmt *a,const Dfmt *b,Dfmt *c,</text:p>
      <text:p text:style-name="P5"><text:span text:style-name="T5"><text:s text:c="21"/>uint64_t nora,uint64_t noca, uint64_t nocb)</text:span><text:span text:style-name="T1"> to multiply a by b giving the answer c of the stated shape. <text:s/>It calls the PLMul function (in pmul) to do the multiplications over the ground field.</text:span></text:p>
      <text:p text:style-name="P21"/>
      <text:p text:style-name="P5"><text:span text:style-name="T5">void CExtract(DSPACE * dq, const Dfmt *mq, uint64_t nor, Dfmt *mp) </text:span><text:span text:style-name="T1">to convert the given extension field matrix into a collection of matrices suitable for conversion into Cfmt. <text:s/>I don't think this routine has been tested yet, as it is only needed for slab echelize, which has not yet been written.</text:span></text:p>
      <text:p text:style-name="P21"/>
      <text:p text:style-name="P12">Section <text:span text:style-name="T15">2</text:span> – <text:span text:style-name="T15">Extension field matrix multiplication.</text:span></text:p>
      <text:p text:style-name="P4"/>
      <text:p text:style-name="P22">The first stage is to run the "extract" subroutine of linf to extract all the correct linear forms ready to multiply. <text:s/>Then PLMul is called to multiply the matrices pairwise, and finally the assemble routine is called to compute the appropriate linear forms and make the resulting extension field matrix.</text:p>
      <text:p text:style-name="P22"/>
      <text:p text:style-name="P6"><text:span text:style-name="T1">The </text:span><text:span text:style-name="T5">extract</text:span><text:span text:style-name="T1"> routine works one row at a time, even though PExtract can do multiple rows.</text:span><text:span text:style-name="T4"> <text:s/>I believe this is better, since it is more cache-friendly. <text:s/>The target size of a matrix in "slab" (which is the main - indeed currently only - place it is used) is for matrices where a row is around 8 kilobytes. <text:s/>I have not experimented to check, however. <text:s/>Its job is to take </text:span><text:span text:style-name="T2">a matrix over an extension field of order q = p</text:span><text:span text:style-name="T9">d</text:span><text:span text:style-name="T2"> and producing d matrices over the ground field, being the </text:span><text:soft-page-break/><text:span text:style-name="T2">coefficients of 1, x, x</text:span><text:span text:style-name="T9">2</text:span><text:span text:style-name="T2"> etc. in the original matrix</text:span><text:span text:style-name="T4">, and then to use "runlf" (again one row at a time) to compute the extra linear functions.</text:span></text:p>
      <text:p text:style-name="P17"/>
      <text:p text:style-name="P7"><text:span text:style-name="T1">The </text:span><text:span text:style-name="T5">assemble</text:span><text:span text:style-name="T1"> routine takes the output matrices and runs another set of linear functions using runlf to produce the d matrices (q=p</text:span><text:span text:style-name="T8">d</text:span><text:span text:style-name="T1">) needed, after which PAssemble is used, all one row at a time, to produce the final rows in Dfmt over the extension field.</text:span></text:p>
      <text:p text:style-name="P15"/>
      <text:p text:style-name="P7"><text:span text:style-name="T1">The </text:span><text:span text:style-name="T5">runlf</text:span><text:span text:style-name="T1"> routine is therefore the heart of this module. <text:s/>It takes an input program and interprets it. <text:s/></text:span><text:span text:style-name="T6">I can't help feeling that this process would be faster done more rows at a time, though the job of keeping it cache-friendly will make this a bit of a compromise, and as these routines are anyway a fairly small part of the run-time, its probably not of high priority. <text:s/>Nevertheless this should at least be checked by doing some profiling.</text:span><text:span text:style-name="T1"> <text:s/></text:span></text:p>
      <text:p text:style-name="P15"/>
      <text:p text:style-name="P15">The interpreted programs, which all appear at the top of the linf source, have the following structure.<text:span text:style-name="T27"> <text:s/>All operands are a single</text:span> <text:span text:style-name="T27">uint8_t. <text:s/></text:span><text:span text:style-name="T18">Further instructions can readily be added to this system as it develops. <text:s/></text:span><text:span text:style-name="T17">If the tables get too large, they should probably be cut out into a separate file, or indeed generated at field-set time.</text:span></text:p>
      <text:p text:style-name="P15"/>
      <text:p text:style-name="P15"><text:span text:style-name="T28">"opcode"</text:span><text:span text:style-name="T27"> <text:s text:c="6"/></text:span><text:span text:style-name="T29">parameters</text:span><text:span text:style-name="T27"><text:tab/><text:tab/></text:span><text:span text:style-name="T29">meaning</text:span></text:p>
      <text:p text:style-name="P15"><text:s text:c="6"/>0<text:tab/><text:tab/><text:tab/><text:tab/><text:tab/>stop</text:p>
      <text:p text:style-name="P15"><text:s text:c="6"/>1<text:tab/><text:tab/>m1<text:tab/>m2<text:tab/><text:tab/>copy m1 to m2</text:p>
      <text:p text:style-name="P15"><text:s text:c="6"/>2<text:tab/><text:tab/>m1<text:tab/>m2<text:tab/>m3<text:tab/>m3=m1+m2</text:p>
      <text:p text:style-name="P15"><text:s text:c="6"/>3<text:tab/><text:tab/>m1<text:tab/>m2<text:tab/>m3<text:tab/>m3=m1<text:span text:style-name="T20">−</text:span>m2</text:p>
      <text:p text:style-name="P15"><text:s text:c="6"/>4<text:tab/><text:tab/>m1<text:tab/>m2<text:tab/><text:tab/>m2 = m2 + <text:span text:style-name="T25">α.m1</text:span></text:p>
      <text:p text:style-name="P18"><text:span text:style-name="T19"><text:s text:c="6"/>5<text:tab/><text:tab/>m1<text:tab/>m2<text:tab/><text:tab/>m2 = m2 + (β</text:span><text:span text:style-name="T21">−</text:span><text:span text:style-name="T20">1).m1</text:span></text:p>
      <text:p text:style-name="P28"><text:s text:c="6"/>6<text:tab/><text:tab/>λ<text:tab/>m1<text:tab/><text:tab/>m1 = <text:s/>λ.m1</text:p>
      <text:p text:style-name="P28"><text:s text:c="6"/>7<text:tab/> <text:tab/>λ<text:tab/>m1<text:tab/>m2<text:tab/>m2 = m2 + λ.m1</text:p>
      <text:p text:style-name="P28"><text:s text:c="6"/>8<text:tab/><text:tab/>m1<text:tab/><text:tab/><text:tab/>m1 = 0</text:p>
      <text:p text:style-name="P28"/>
      <text:p text:style-name="P16"><text:span text:style-name="T22">α is the last coefficient in the Conway polyomial written as x</text:span><text:span text:style-name="T11">d</text:span><text:span text:style-name="T22"> = &lt;higher terms&gt; + <text:s/></text:span><text:span text:style-name="T25">α. <text:s/>Hence for odd degree it is the smallest primitive root, and for even degree it is the negative of the smallest primitive root.</text:span></text:p>
      <text:p text:style-name="P19"><text:span text:style-name="T19">Similarly <text:s/>β is the coefficient of x. <text:s/>In the case of quadratic extensions of the ground field</text:span><text:span text:style-name="T26"> (the only case that uses these so far)</text:span><text:span text:style-name="T19"> the Conway polynomial is x</text:span><text:span text:style-name="T10">2</text:span><text:span text:style-name="T19"> = <text:s/>β.x + α</text:span><text:span text:style-name="T23">, <text:s text:c="6"/>or <text:s text:c="6"/>x</text:span><text:span text:style-name="T12">2</text:span><text:span text:style-name="T23"> </text:span><text:span text:style-name="T21">−</text:span><text:span text:style-name="T23"> </text:span><text:span text:style-name="T19">β</text:span><text:span text:style-name="T26">.x </text:span><text:span text:style-name="T23"><text:s/></text:span><text:span text:style-name="T21">−</text:span><text:span text:style-name="T23"> </text:span><text:span text:style-name="T19">α.</text:span></text:p>
      <text:p text:style-name="P29"/>
      <text:p text:style-name="P30">There are three sorts of program, called A, C and Z. <text:s/>The A-programs are used to extract for the purposes of multiplication, and the C programs to reassemble the results to enable the extension field answer to be computed. <text:s/>The Z-programs are for future use in slab echelize to convert Dfmt into Cfmt. <text:s/>It should be noticed that these are not obviously available from the other two.</text:p>
      <text:p text:style-name="P30"/>
      <text:p text:style-name="P20"><text:span text:style-name="T19">It should also be noticed that the same linear forms program is used for both A and B - the system is symmetric. <text:s/>Should I become aware of an asymmetric system that needs fewer matrix multiplications over the ground field, it would not be to hard to change the program to use it, </text:span><text:soft-page-break/><text:span text:style-name="T19">but I am not aware of any such case, and it seems better to stick with symmetric forms until the need actually arises. <text:s/>In any case, I expect the vast majority to be symmetric.</text:span></text:p>
      <text:p text:style-name="P15"/>
      <text:p text:style-name="P13">Section <text:span text:style-name="T30">3</text:span> – <text:span text:style-name="T33">Theory.</text:span></text:p>
      <text:p text:style-name="P8"/>
      <text:p text:style-name="P25"><text:span text:style-name="T31">It is a very difficult research project to find, for each extension field, the minimum number N of matrices that must be multiplied over the ground field in order to determine the product of extension field matrices. <text:s/>The problem is equivalent to finding two sets of vectors V</text:span><text:span text:style-name="T34">i</text:span><text:span text:style-name="T31"> and W</text:span><text:span text:style-name="T34">i</text:span><text:span text:style-name="T31"> in d dimensions whose tensors T</text:span><text:span text:style-name="T34">i</text:span><text:span text:style-name="T31"> span a particular d-dimensional subspace consisting, in some sense, of the coefficients of the product. <text:s/>Except for small cases, however, there are far too many sets of vectors to try them all.</text:span></text:p>
      <text:p text:style-name="P23"/>
      <text:p text:style-name="P25"><text:span text:style-name="T31">The first assumption (as mentioned above) is that in all known cases (as far as I know, anyway) the minimum known N can be achieved with a symmetric system - i.e. V</text:span><text:span text:style-name="T34">i</text:span><text:span text:style-name="T31"> = W</text:span><text:span text:style-name="T34">i</text:span><text:span text:style-name="T31"> for all i. <text:s/>This assumption is made in meataxe64, though it could readily be removed if the need arose.</text:span></text:p>
      <text:p text:style-name="P23"/>
      <text:p text:style-name="P24">A second assumption often made is that the space is not just sufficient to compute the product, it is in fact sufficient to compute the product of the polynomials.</text:p>
      <text:p text:style-name="P24"/>
      <text:p text:style-name="P26"><text:span text:style-name="T31">There is a method (called </text:span><text:span text:style-name="T16">interpolation</text:span><text:span text:style-name="T31">) that finds the best solution provided d </text:span><text:span text:style-name="T24">≤</text:span><text:span text:style-name="T31"> 1 + p/2. <text:s/>This uses the vectors V</text:span><text:span text:style-name="T35">∞</text:span><text:span text:style-name="T31"> = [0,0,...,1] and V</text:span><text:span text:style-name="T34">x</text:span><text:span text:style-name="T31"> = [1,x,x</text:span><text:span text:style-name="T13">2</text:span><text:span text:style-name="T31">,...], and provided enough different x can be found, the tensors span all reverse-diagonal matrices and hence satisfy both assumptions and enable a system to be found. <text:s/>It is a theorem that, if d </text:span><text:span text:style-name="T24">≤</text:span><text:span text:style-name="T31"> 1 + p/2 then N=2d-1 and this method cannot be beaten.</text:span></text:p>
      <text:p text:style-name="P24"/>
      <text:p text:style-name="P26"><text:span text:style-name="T31">An extension of this idea, for use when the ground field is too small (otherwise said - the degree too large) is to use interpolation over an extension field, using already known methods to multiply in that extension field. <text:s/>There is no theorem that this provides the best solution, and indeed for q=16 it gives a system with 10 multiplications whereas in fact it can be done in 9 (using an iterated Karatsuba). <text:s/>Nevertheless it does give very good methods in the majority of cases, and the search space is now so small that it can be </text:span><text:span text:style-name="T32">investigated</text:span><text:span text:style-name="T31"> exhaustively.</text:span></text:p>
      <text:p text:style-name="P24"/>
      <text:p text:style-name="P14">Section <text:span text:style-name="T36">4</text:span> – <text:span text:style-name="T33">The alb program.</text:span></text:p>
      <text:p text:style-name="P9"/>
      <text:p text:style-name="P32">I found it quite a slog to find the linear forms needed to make the answer from the tensors, and wrote a little program to assist. <text:s/>I called it alb.c (Albrecht) and its purpose it to check that a given set of tensors spans the space needed to generate the product, and then to compute the program, ready for putting is as a "C" type program into linf.c.</text:p>
      <text:p text:style-name="P32"/>
      <text:p text:style-name="P33">The key routine is mkprog, which starts off with the matrix that it needs to reduce to the identity on the first rows and zero on the rest. <text:s/>It tries to do this with the minimum number of steps. <text:s/>It considers various "moves" that try to improve things.</text:p>
      <text:p text:style-name="P33"/>
      <text:p text:style-name="P33"><text:soft-page-break/>The first move it considers is when the first entry of a row is in the correct position for the identity, but it isn't 1. <text:s/>In this case the move is to scale it, but it gives a very low value to this move . . . nor - i, making it the least valuable move.</text:p>
      <text:p text:style-name="P33"/>
      <text:p text:style-name="P33">The second move it considers is to add a multiple of row j into row i when row j has its first entry in the i'th column and row i is zero up to and including that column. <text:s/>In that case suggests adding a multiple of the j'th row into row i so that the first non-zero entry of row i is in the i'th column and is 1.<text:span text:style-name="T37"> <text:s/>This gets a value of 10000-i (very high).</text:span></text:p>
      <text:p text:style-name="P33"/>
      <text:p text:style-name="P34">The third move it considers is to add row j into row i when j has its first <text:s/>entry later than row i does, and the top entry of row i is already 1 and all the entries in between are zero. <text:s/>In that case it counts the number of extra zeros it has made, counting roughly 3000 for each.</text:p>
      <text:p text:style-name="P34"/>
      <text:p text:style-name="P34">The final move it considers is when i and j start at the same position. <text:s/>In that case it considers adding a scalar multiple of row j to row i <text:span text:style-name="T38">.</text:span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10-05T17:27:51.657501704</dc:date>
    <meta:editing-duration>P4DT1H3M41S</meta:editing-duration>
    <meta:editing-cycles>387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4" meta:paragraph-count="43" meta:word-count="1539" meta:character-count="8346" meta:non-whitespace-character-count="6685"/>
  </office:meta>
</office:document-meta>
</file>